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manifest.rdf" manifest:media-type="application/rdf+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version="1.2" manifest:media-type="application/vnd.oasis.opendocument.spreadsheet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tyles.xml" manifest:media-type="text/xml"/>
  <manifest:file-entry manifest:full-path="Object 23/manifest.rdf" manifest:media-type="application/rdf+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ahoma1" svg:font-family="Tahoma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paragraph-rsid="0017e51f"/>
    </style:style>
    <style:style style:name="P2" style:family="paragraph" style:parent-style-name="Standard">
      <style:paragraph-properties fo:text-align="end" style:justify-single-word="false"/>
      <style:text-properties fo:language="ru" fo:country="RU" officeooo:paragraph-rsid="0017e51f"/>
    </style:style>
    <style:style style:name="P3" style:family="paragraph" style:parent-style-name="Standard">
      <style:text-properties fo:language="ru" fo:country="RU" officeooo:paragraph-rsid="0017e51f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18eef2" officeooo:paragraph-rsid="0018eef2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1abf7f" officeooo:paragraph-rsid="001abf7f"/>
    </style:style>
    <style:style style:name="P6" style:family="paragraph" style:parent-style-name="Standard">
      <style:paragraph-properties fo:text-align="center" style:justify-single-word="false"/>
      <style:text-properties fo:language="ru" fo:country="RU" officeooo:rsid="001d709f" officeooo:paragraph-rsid="001d709f"/>
    </style:style>
    <style:style style:name="P7" style:family="paragraph" style:parent-style-name="Standard">
      <style:paragraph-properties fo:text-align="start" style:justify-single-word="false"/>
      <style:text-properties fo:language="ru" fo:country="RU" officeooo:rsid="001d709f" officeooo:paragraph-rsid="001d709f"/>
    </style:style>
    <style:style style:name="P8" style:family="paragraph" style:parent-style-name="Standard">
      <style:paragraph-properties fo:line-height="115%" fo:text-align="center" style:justify-single-word="false"/>
      <style:text-properties fo:font-size="16pt" fo:language="ru" fo:country="RU" fo:font-weight="bold" officeooo:paragraph-rsid="0017e51f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language="ru" fo:country="RU" officeooo:paragraph-rsid="0017e51f" style:font-size-asian="16pt" style:font-size-complex="16pt"/>
    </style:style>
    <style:style style:name="P10" style:family="paragraph" style:parent-style-name="Standard">
      <style:paragraph-properties fo:text-align="end" style:justify-single-word="false"/>
      <style:text-properties fo:language="en" fo:country="US" officeooo:rsid="0010b3f5" officeooo:paragraph-rsid="0017e51f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language="ru" fo:country="RU" officeooo:paragraph-rsid="0017e51f"/>
    </style:style>
    <style:style style:name="P12" style:family="paragraph" style:parent-style-name="Standard" style:list-style-name="L1">
      <style:paragraph-properties fo:text-align="start" style:justify-single-word="false"/>
      <style:text-properties fo:language="ru" fo:country="RU" officeooo:rsid="0018eef2" officeooo:paragraph-rsid="0018eef2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fo:font-weight="normal" officeooo:rsid="001abf7f" officeooo:paragraph-rsid="0018eef2" style:font-size-asian="12pt" style:font-style-asian="normal" style:font-weight-asian="normal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fo:font-weight="normal" officeooo:rsid="001abf7f" officeooo:paragraph-rsid="001abf7f" style:font-size-asian="12pt" style:font-style-asian="normal" style:font-weight-asian="normal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fo:font-weight="normal" officeooo:rsid="001bce44" officeooo:paragraph-rsid="001abf7f" style:font-size-asian="12pt" style:font-style-asian="normal" style:font-weight-asian="normal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fo:font-weight="normal" officeooo:rsid="001bce44" officeooo:paragraph-rsid="001bce44" style:font-size-asian="12pt" style:font-style-asian="normal" style:font-weight-asian="normal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style="normal" fo:font-weight="normal" officeooo:rsid="001d709f" officeooo:paragraph-rsid="001d709f" style:font-size-asian="12pt" style:font-style-asian="normal" style:font-weight-asian="normal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fo:font-weight="normal" officeooo:rsid="001d709f" officeooo:paragraph-rsid="001d709f" style:font-size-asian="12pt" style:font-style-asian="normal" style:font-weight-asian="normal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fo:font-weight="normal" officeooo:rsid="001ef9c2" officeooo:paragraph-rsid="001ef9c2" style:font-size-asian="12pt" style:font-style-asian="normal" style:font-weight-asian="normal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fo:font-weight="normal" officeooo:rsid="001ef9c2" officeooo:paragraph-rsid="00227623" style:font-size-asian="12pt" style:font-style-asian="normal" style:font-weight-asian="normal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style="normal" fo:font-weight="normal" officeooo:rsid="001ef9c2" officeooo:paragraph-rsid="001ef9c2" style:font-size-asian="12pt" style:font-style-asian="normal" style:font-weight-asian="normal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fo:font-weight="normal" officeooo:rsid="001feae4" officeooo:paragraph-rsid="001feae4" style:font-size-asian="12pt" style:font-style-asian="normal" style:font-weight-asian="normal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fo:font-weight="normal" officeooo:rsid="0020cc52" officeooo:paragraph-rsid="0020cc52" style:font-size-asian="12pt" style:font-style-asian="normal" style:font-weight-asian="normal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fo:font-weight="normal" officeooo:rsid="00227623" officeooo:paragraph-rsid="00227623" style:font-size-asian="12pt" style:font-style-asian="normal" style:font-weight-asian="normal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style="normal" fo:font-weight="normal" officeooo:rsid="00227623" officeooo:paragraph-rsid="00227623" style:font-size-asian="12pt" style:font-style-asian="normal" style:font-weight-asian="normal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fo:font-weight="normal" officeooo:rsid="00227623" officeooo:paragraph-rsid="00227623" style:font-size-asian="12pt" style:font-style-asian="normal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fo:font-weight="bold" officeooo:rsid="001feae4" officeooo:paragraph-rsid="001feae4" style:font-size-asian="12pt" style:font-style-asian="normal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fo:font-weight="bold" officeooo:rsid="00227623" officeooo:paragraph-rsid="00227623" style:font-size-asian="12pt" style:font-style-asian="normal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fo:language="en" fo:country="US" fo:font-style="normal" fo:font-weight="normal" officeooo:rsid="001feae4" officeooo:paragraph-rsid="001feae4" style:font-size-asian="12pt" style:font-style-asian="normal" style:font-weight-asian="normal" style:font-size-complex="12pt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Courier New" fo:font-size="10.5pt" fo:language="ru" fo:country="RU" fo:font-style="normal" fo:font-weight="normal" officeooo:rsid="00227623" officeooo:paragraph-rsid="00227623" style:font-size-asian="10.5pt" style:font-style-asian="normal" style:font-weight-asian="normal" style:font-size-complex="10.5pt" style:font-weight-complex="normal"/>
    </style:style>
    <style:style style:name="P31" style:family="paragraph" style:parent-style-name="Preformatted_20_Text">
      <style:paragraph-properties fo:margin-top="0cm" fo:margin-bottom="0.499cm" loext:contextual-spacing="false"/>
      <style:text-properties fo:color="#000000" fo:font-size="10.5pt" style:font-size-asian="10.5pt" style:font-size-complex="10.5pt"/>
    </style:style>
    <style:style style:name="P32" style:family="paragraph" style:parent-style-name="Preformatted_20_Text">
      <style:text-properties fo:color="#000000"/>
    </style:style>
    <style:style style:name="P33" style:family="paragraph" style:parent-style-name="Preformatted_20_Text">
      <style:text-properties fo:color="#000000" style:font-name="Courier New" fo:font-size="14.3999996185303pt"/>
    </style:style>
    <style:style style:name="P34" style:family="paragraph" style:parent-style-name="Preformatted_20_Text">
      <style:text-properties fo:color="#000000" style:font-name="Courier New" fo:font-size="10.5pt" style:font-size-asian="10.5pt" style:font-size-complex="10.5pt"/>
    </style:style>
    <style:style style:name="P35" style:family="paragraph" style:parent-style-name="Preformatted_20_Text">
      <style:text-properties fo:color="#000000" fo:font-size="10.5pt" style:font-size-asian="10.5pt" style:font-size-complex="10.5pt"/>
    </style:style>
    <style:style style:name="P36" style:family="paragraph" style:parent-style-name="Preformatted_20_Text">
      <style:text-properties fo:color="#808080"/>
    </style:style>
    <style:style style:name="P37" style:family="paragraph" style:parent-style-name="Preformatted_20_Text">
      <style:text-properties fo:color="#808080" fo:font-size="10.5pt" style:font-size-asian="10.5pt" style:font-size-complex="10.5pt"/>
    </style:style>
    <style:style style:name="T1" style:family="text">
      <style:text-properties officeooo:rsid="0018c013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8c013"/>
    </style:style>
    <style:style style:name="T4" style:family="text">
      <style:text-properties fo:language="ru" fo:country="RU" officeooo:rsid="0017e51f"/>
    </style:style>
    <style:style style:name="T5" style:family="text">
      <style:text-properties officeooo:rsid="0017e51f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27623"/>
    </style:style>
    <style:style style:name="T8" style:family="text">
      <style:text-properties officeooo:rsid="001abf7f"/>
    </style:style>
    <style:style style:name="T9" style:family="text">
      <style:text-properties style:font-name="Liberation Mono" fo:font-size="10.5pt" fo:font-style="normal" fo:font-weight="normal" officeooo:rsid="001abf7f" style:font-size-asian="10.5pt" style:font-style-asian="normal" style:font-weight-asian="normal"/>
    </style:style>
    <style:style style:name="T10" style:family="text">
      <style:text-properties style:font-name="Times New Roman" fo:font-size="12pt" fo:font-style="normal" fo:font-weight="normal" style:font-size-asian="12pt" style:font-style-asian="normal" style:font-weight-asian="normal" style:font-size-complex="12pt"/>
    </style:style>
    <style:style style:name="T11" style:family="text">
      <style:text-properties style:font-name="Times New Roman" fo:font-size="12pt" fo:font-style="normal" fo:font-weight="normal" officeooo:rsid="001abf7f" style:font-size-asian="12pt" style:font-style-asian="normal" style:font-weight-asian="normal" style:font-size-complex="12pt"/>
    </style:style>
    <style:style style:name="T12" style:family="text">
      <style:text-properties style:font-name="Times New Roman" fo:font-size="12pt" fo:font-style="normal" fo:font-weight="normal" officeooo:rsid="001bce44" style:font-size-asian="12pt" style:font-style-asian="normal" style:font-weight-asian="normal" style:font-size-complex="12pt"/>
    </style:style>
    <style:style style:name="T13" style:family="text">
      <style:text-properties style:font-name="Times New Roman" fo:font-size="12pt" fo:font-style="normal" fo:font-weight="normal" officeooo:rsid="001ef9c2" style:font-size-asian="12pt" style:font-style-asian="normal" style:font-weight-asian="normal" style:font-size-complex="12pt"/>
    </style:style>
    <style:style style:name="T14" style:family="text">
      <style:text-properties style:font-name="Times New Roman" fo:font-size="12pt" fo:language="en" fo:country="US" fo:font-style="normal" fo:font-weight="normal" style:font-size-asian="12pt" style:font-style-asian="normal" style:font-weight-asian="normal" style:font-size-complex="12pt"/>
    </style:style>
    <style:style style:name="T15" style:family="text">
      <style:text-properties style:font-name="Times New Roman" fo:font-size="12pt" fo:language="en" fo:country="US" fo:font-style="normal" fo:font-weight="normal" officeooo:rsid="001abf7f" style:font-size-asian="12pt" style:font-style-asian="normal" style:font-weight-asian="normal" style:font-size-complex="12pt"/>
    </style:style>
    <style:style style:name="T16" style:family="text">
      <style:text-properties style:font-name="Times New Roman" fo:font-size="12pt" fo:language="en" fo:country="US" fo:font-style="normal" fo:font-weight="normal" officeooo:rsid="001bce44" style:font-size-asian="12pt" style:font-style-asian="normal" style:font-weight-asian="normal" style:font-size-complex="12pt"/>
    </style:style>
    <style:style style:name="T17" style:family="text">
      <style:text-properties officeooo:rsid="00227623"/>
    </style:style>
    <style:style style:name="T18" style:family="text">
      <style:text-properties officeooo:rsid="001bce44"/>
    </style:style>
    <style:style style:name="T19" style:family="text">
      <style:text-properties fo:color="#000080"/>
    </style:style>
    <style:style style:name="T20" style:family="text">
      <style:text-properties fo:color="#000080" fo:font-weight="bold"/>
    </style:style>
    <style:style style:name="T21" style:family="text">
      <style:text-properties fo:color="#000080" style:font-name="Courier New"/>
    </style:style>
    <style:style style:name="T22" style:family="text">
      <style:text-properties fo:color="#000080" style:font-name="Courier New" fo:font-size="14.3999996185303pt"/>
    </style:style>
    <style:style style:name="T23" style:family="text">
      <style:text-properties fo:color="#000080" style:font-name="Courier New" fo:font-size="14.3999996185303pt" fo:font-weight="bold"/>
    </style:style>
    <style:style style:name="T24" style:family="text">
      <style:text-properties fo:color="#000080" style:font-name="Courier New" fo:font-weight="bold"/>
    </style:style>
    <style:style style:name="T25" style:family="text">
      <style:text-properties fo:color="#000080" fo:language="en" fo:country="US" fo:font-weight="bold" officeooo:rsid="00227623"/>
    </style:style>
    <style:style style:name="T26" style:family="text">
      <style:text-properties fo:color="#0000ff"/>
    </style:style>
    <style:style style:name="T27" style:family="text">
      <style:text-properties fo:color="#0000ff" style:font-name="Courier New"/>
    </style:style>
    <style:style style:name="T28" style:family="text">
      <style:text-properties fo:color="#0000ff" style:font-name="Courier New" fo:font-size="14.3999996185303pt"/>
    </style:style>
    <style:style style:name="T29" style:family="text">
      <style:text-properties style:font-name="Courier New"/>
    </style:style>
    <style:style style:name="T30" style:family="text">
      <style:text-properties style:font-name="Courier New" fo:font-size="14.3999996185303pt"/>
    </style:style>
    <style:style style:name="T31" style:family="text">
      <style:text-properties style:font-name="Courier New" fo:font-size="14.3999996185303pt" fo:font-style="italic"/>
    </style:style>
    <style:style style:name="T32" style:family="text">
      <style:text-properties style:font-name="Courier New" fo:font-style="italic"/>
    </style:style>
    <style:style style:name="T33" style:family="text">
      <style:text-properties fo:color="#808080"/>
    </style:style>
    <style:style style:name="T34" style:family="text">
      <style:text-properties fo:color="#808080" style:font-name="Courier New"/>
    </style:style>
    <style:style style:name="T35" style:family="text">
      <style:text-properties fo:color="#808080" style:font-name="Courier New" fo:font-size="14.3999996185303pt"/>
    </style:style>
    <style:style style:name="T36" style:family="text">
      <style:text-properties fo:color="#808080" style:font-name="Courier New" fo:font-size="14.3999996185303pt" fo:font-style="italic"/>
    </style:style>
    <style:style style:name="T37" style:family="text">
      <style:text-properties fo:color="#808080" style:font-name="Courier New" fo:font-style="italic"/>
    </style:style>
    <style:style style:name="T38" style:family="text">
      <style:text-properties fo:color="#008000"/>
    </style:style>
    <style:style style:name="T39" style:family="text">
      <style:text-properties fo:color="#008000" style:font-name="Courier New" fo:font-size="14.3999996185303pt" fo:font-weight="bold"/>
    </style:style>
    <style:style style:name="T40" style:family="text">
      <style:text-properties fo:color="#008000" style:font-name="Courier New" fo:font-weight="bold"/>
    </style:style>
    <style:style style:name="T41" style:family="text">
      <style:text-properties fo:color="#008000" fo:font-weight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КАЗАНСКИЙ (ПРИВОЛЖСКИЙ) ФЕДЕРАЛЬНЫЙ УНИВЕРСИТЕТ</text:p>
      <text:p text:style-name="P2">ИНСТИТУТ ВЫЧИСЛИТЕЛЬНОЙ МАТЕМАТИКИ И ИНФОРМАЦИОННЫХ ТЕХНОЛОГИЙ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Семестровая работа по предмету:</text:p>
      <text:p text:style-name="P8">«Вычислительные методы»</text:p>
      <text:p text:style-name="P8">на тему: « <text:span text:style-name="T5">Вычисление интеграла с помощью квадратурных формул</text:span>»</text:p>
      <text:p text:style-name="P9"/>
      <text:p text:style-name="P9">Вариант №6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Работу выполнил:</text:p>
      <text:p text:style-name="P2">Студент 3-го курса</text:p>
      <text:p text:style-name="P2">Группы 09-409</text:p>
      <text:p text:style-name="P2">Набиев М.А.</text:p>
      <text:p text:style-name="P2"/>
      <text:p text:style-name="P2">Работу проверила:</text:p>
      <text:p text:style-name="P2"><text:span text:style-name="T1">профессор КВМ </text:span>Павлова М.Ф.</text:p>
      <text:p text:style-name="P10"><text:span text:style-name="T4">11 </text:span><text:span text:style-name="T3">мая</text:span><text:span text:style-name="T2"> 2017 г.</text:span></text:p>
      <text:p text:style-name="P1"/>
      <text:p text:style-name="P1"/>
      <text:p text:style-name="P1"/>
      <text:p text:style-name="P1"/>
      <text:p text:style-name="P1">Казань-2017</text:p>
      <text:p text:style-name="P4"><text:soft-page-break/>1. Постановка задачи: на стеке узлов<draw:frame draw:style-name="fr1" draw:name="Объект1" text:anchor-type="as-char" svg:width="10.888cm" svg:height="0.998cm" draw:z-index="0"><draw:object xlink:href="./Object 1" xlink:type="simple" xlink:show="embed" xlink:actuate="onLoad"/><draw:image xlink:href="./ObjectReplacements/Object 1" xlink:type="simple" xlink:show="embed" xlink:actuate="onLoad"/></draw:frame> построить таблицу приближенных значений</text:p>
      <text:p text:style-name="P4"><draw:frame draw:style-name="fr1" draw:name="Объект2" text:anchor-type="as-char" svg:width="3.849cm" svg:height="1.198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(1)</text:p>
      <text:p text:style-name="P4">Цель задания: изучить и сравнить эффективность различных квадратурных формул для приближенного вычисления интеграла, используя составные квадратурные формулы:</text:p>
      <text:list xml:id="list8112084569414171549" text:style-name="L1">
        <text:list-item>
          <text:p text:style-name="P12">Левых прямоугольников,</text:p>
        </text:list-item>
        <text:list-item>
          <text:p text:style-name="P12">Трапеции,</text:p>
        </text:list-item>
        <text:list-item>
          <text:p text:style-name="P12">Симпсона</text:p>
        </text:list-item>
      </text:list>
      <text:p text:style-name="P4">Вычисление квадратурных формул проводится для 11 точек <text:span text:style-name="T6">x </text:span>на отрезке от 0 до 1.5 с шагом <text:span text:style-name="T6"><draw:frame draw:style-name="fr1" draw:name="Объект3" text:anchor-type="as-char" svg:width="1.931cm" svg:height="1.016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6">. <text:s/></text:span>Для каждой точки вычисления проводятся на отрезке от 0 до <text:span text:style-name="T6">x, </text:span>где <text:span text:style-name="T6">t </text:span>меняется с шагом <draw:frame draw:style-name="fr1" draw:name="Объект4" text:anchor-type="as-char" svg:width="1.565cm" svg:height="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. Интеграл вычисляется с точностью <draw:frame draw:style-name="fr1" draw:name="Объект5" text:anchor-type="as-char" svg:width="1.543cm" svg:height="0.529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. <text:s/>Точность вычисления определяется сравнением результатов вычисления при различном числе разбиения отрезка интегрирования. Точность считается достигнутой, если выполняется следующее неравенство:</text:p>
      <text:p text:style-name="P4"><draw:frame draw:style-name="fr1" draw:name="Объект6" text:anchor-type="as-char" svg:width="2.45cm" svg:height="0.586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, <text:span text:style-name="T8">где </text:span><text:span text:style-name="T9"><draw:frame draw:style-name="fr1" draw:name="Объект7" text:anchor-type="as-char" svg:width="0.714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9">и </text:span><text:span text:style-name="T9"><draw:frame draw:style-name="fr1" draw:name="Объект8" text:anchor-type="as-char" svg:width="0.868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9">- </text:span><text:span text:style-name="T11">приближенные значения интеграла, вычисленные с помощью составной квадратурной формулы при разбиении отрезка на </text:span><text:span text:style-name="T15">N </text:span><text:span text:style-name="T11">и 2</text:span><text:span text:style-name="T15">N </text:span><text:span text:style-name="T11">частей соответственно.</text:span></text:p>
      <text:p text:style-name="P13"/>
      <text:p text:style-name="P14">2.1 Квадратурная формула левых прямоугольников.</text:p>
      <text:p text:style-name="P14">Квадратурная формула левых прямоугольников для определенного интеграла имеет следующий вид:</text:p>
      <text:p text:style-name="P5"><text:span text:style-name="T10"><draw:frame draw:style-name="fr1" draw:name="Объект9" text:anchor-type="as-char" svg:width="5.763cm" svg:height="1.198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2">, где погрешность </text:span><text:span text:style-name="T16">R(f) </text:span><text:span text:style-name="T12">вычисляется по формуле:</text:span></text:p>
      <text:p text:style-name="P15"><draw:frame draw:style-name="fr1" draw:name="Объект11" text:anchor-type="as-char" svg:width="5.914cm" svg:height="1.076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14">Составная квадратурная формула левых прямоугольников имеет следующий вид:</text:p>
      <text:p text:style-name="P5"><text:span text:style-name="T10"><draw:frame draw:style-name="fr1" draw:name="Объект10" text:anchor-type="as-char" svg:width="8.289cm" svg:height="1.272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2">, где погрешность составной квадратурной формулы вычисляется следующим образом:</text:span></text:p>
      <text:p text:style-name="P15"><draw:frame draw:style-name="fr1" draw:name="Объект12" text:anchor-type="as-char" svg:width="12.031cm" svg:height="1.139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16">В результате были получены следующие данные, <text:span text:style-name="T17">где </text:span><text:span text:style-name="T7">N – </text:span><text:span text:style-name="T17">количество разбиений, необходимых для достижения заданной точности:</text:span></text:p>
      <text:p text:style-name="P16"/>
      <text:p text:style-name="P6"><draw:frame draw:style-name="fr2" draw:name="Объект13" text:anchor-type="paragraph" svg:width="16.658cm" svg:height="5.42cm" draw:z-index="10"><draw:object xlink:href="./Object 13" xlink:type="simple" xlink:show="embed" xlink:actuate="onLoad"/><draw:image xlink:href="./ObjectReplacements/Object 13" xlink:type="simple" xlink:show="embed" xlink:actuate="onLoad"/></draw:frame><text:soft-page-break/><text:span text:style-name="T10">таблица 1. Значения интеграла, </text:span><text:span text:style-name="T13">вычисленные</text:span><text:span text:style-name="T10"> методом левых прямоугольников</text:span></text:p>
      <text:p text:style-name="P17"/>
      <text:p text:style-name="P18">2.2 Квадратурная формула трапеций.</text:p>
      <text:p text:style-name="P18">Квадратурная формула трапеций имеет следующий вид:</text:p>
      <text:p text:style-name="P7"><text:span text:style-name="T10"><draw:frame draw:style-name="fr1" draw:name="Объект14" text:anchor-type="as-char" svg:width="6.433cm" svg:height="1.198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0">, где погрешность квадратурной формулы </text:span><text:span text:style-name="T14">R(f) </text:span><text:span text:style-name="T10">составляет:</text:span></text:p>
      <text:p text:style-name="P18"><draw:frame draw:style-name="fr1" draw:name="Объект15" text:anchor-type="as-char" svg:width="5.981cm" svg:height="1.016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18">Составная квадратурная формула трапеций вычисляется следующим образом</text:p>
      <text:p text:style-name="P18"><draw:frame draw:style-name="fr1" draw:name="Объект16" text:anchor-type="as-char" svg:width="6.197cm" svg:height="1.198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18">где погрешность квадратурной формулы составляет:</text:p>
      <text:p text:style-name="P18"><draw:frame draw:style-name="fr1" draw:name="Объект17" text:anchor-type="as-char" svg:width="12.111cm" svg:height="1.139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20">Результаты вычислений,<text:span text:style-name="T18"> где </text:span><text:span text:style-name="T7">N – </text:span><text:span text:style-name="T17">количество разбиений, необходимых для достижения заданной точности:</text:span></text:p>
      <text:p text:style-name="P19"/>
      <text:p text:style-name="P21"><draw:frame draw:style-name="fr2" draw:name="Объект18" text:anchor-type="paragraph" svg:width="16.658cm" svg:height="5.42cm" draw:z-index="17"><draw:object xlink:href="./Object 18" xlink:type="simple" xlink:show="embed" xlink:actuate="onLoad"/><draw:image xlink:href="./ObjectReplacements/Object 18" xlink:type="simple" xlink:show="embed" xlink:actuate="onLoad"/></draw:frame>таблица 2. Значения интеграла, вычисленные методом трапеций</text:p>
      <text:p text:style-name="P27">2.3 Квадратурная формула Симпсона</text:p>
      <text:p text:style-name="P22">Квадратурная формула Симпсона для определенного интеграла имеет следующий вид:</text:p>
      <text:p text:style-name="P29"><draw:frame draw:style-name="fr3" draw:name="Объект19" text:anchor-type="as-char" svg:width="8.975cm" svg:height="1.224cm" draw:z-index="18"><draw:object xlink:href="./Object 19" xlink:type="simple" xlink:show="embed" xlink:actuate="onLoad"/><draw:image xlink:href="./ObjectReplacements/Object 19" xlink:type="simple" xlink:show="embed" xlink:actuate="onLoad"/></draw:frame>, <text:span text:style-name="T2">где погрешность квадратурной формулы </text:span>R(f) <text:span text:style-name="T2">составляет </text:span></text:p>
      <text:p text:style-name="P29"><text:soft-page-break/><text:span text:style-name="T2"><draw:frame draw:style-name="fr3" draw:name="Объект20" text:anchor-type="as-char" svg:width="6.075cm" svg:height="1.076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  <text:p text:style-name="P23">Составная формула Симпсона вычисляется следующим образом:</text:p>
      <text:p text:style-name="P23"><draw:frame draw:style-name="fr3" draw:name="Объект21" text:anchor-type="as-char" svg:width="9.051cm" svg:height="1.284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3">Где погрешность квадратурной формулы вычисляется следующим образом:</text:p>
      <text:p text:style-name="P23"><draw:frame draw:style-name="fr3" draw:name="Объект22" text:anchor-type="as-char" svg:width="12.31cm" svg:height="1.139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24"/>
      <text:p text:style-name="P24">Результаты вычислений,<text:span text:style-name="T18"> </text:span>где <text:span text:style-name="T6">N – </text:span>количество разбиений, необходимых для достижения заданной точности:</text:p>
      <text:p text:style-name="P24"/>
      <text:p text:style-name="P25"><draw:frame draw:style-name="fr2" draw:name="Объект23" text:anchor-type="paragraph" svg:width="16.658cm" svg:height="5.42cm" draw:z-index="22"><draw:object xlink:href="./Object 23" xlink:type="simple" xlink:show="embed" xlink:actuate="onLoad"/><draw:image xlink:href="./ObjectReplacements/Object 23" xlink:type="simple" xlink:show="embed" xlink:actuate="onLoad"/></draw:frame>таблица 3. Значения интеграла, вычисленные методом Симпсона</text:p>
      <text:p text:style-name="P25"/>
      <text:p text:style-name="P28">Вывод</text:p>
      <text:p text:style-name="P26">По результатам таблиц 1, 2, 3 можно заметить, что для достижения заданной точности для разных методов необходимо разное количество разбиений, при чем точнее формула, тем меньше разбиений требуется.</text:p>
      <text:p text:style-name="P26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Приложение</text:p>
      <text:p text:style-name="P26">Листинг программы</text:p>
      <text:p text:style-name="P30"><text:span text:style-name="T20">import </text:span>math</text:p>
      <text:p text:style-name="P34"><text:span text:style-name="T20">import </text:span>numpy <text:span text:style-name="T20">as </text:span>np</text:p>
      <text:p text:style-name="P34"><text:span text:style-name="T20">from </text:span>matplotlib <text:span text:style-name="T20">import </text:span>pyplot <text:span text:style-name="T20">as </text:span>plt</text:p>
      <text:p text:style-name="P34"/>
      <text:p text:style-name="P34">eps = <text:span text:style-name="T26">1e-06</text:span></text:p>
      <text:p text:style-name="P34">int_eps = <text:span text:style-name="T26">1e-4</text:span></text:p>
      <text:p text:style-name="P34"><text:span text:style-name="T20"/></text:p>
      <text:p text:style-name="P34"><text:span text:style-name="T20">def </text:span>f(x, eps):</text:p>
      <text:p text:style-name="P35"><text:s text:c="4"/><text:span text:style-name="T29">sum = x</text:span></text:p>
      <text:p text:style-name="P35"><text:s text:c="4"/><text:span text:style-name="T29">a = x</text:span></text:p>
      <text:p text:style-name="P35"><text:s text:c="4"/><text:span text:style-name="T29">n = </text:span><text:span text:style-name="T27">0</text:span></text:p>
      <text:p text:style-name="P35"><text:span text:style-name="T26"><text:s text:c="4"/></text:span><text:span text:style-name="T24">while </text:span><text:span text:style-name="T29">(math.fabs(a) &gt; eps):</text:span></text:p>
      <text:p text:style-name="P35"><text:s text:c="8"/><text:span text:style-name="T29">q = -(((math.pi / </text:span><text:span text:style-name="T27">2</text:span><text:span text:style-name="T29">) ** </text:span><text:span text:style-name="T27">2</text:span><text:span text:style-name="T29">) * (x ** </text:span><text:span text:style-name="T27">4</text:span><text:span text:style-name="T29">) * (</text:span><text:span text:style-name="T27">4 </text:span><text:span text:style-name="T29">* n + </text:span><text:span text:style-name="T27">1</text:span><text:span text:style-name="T29">)) / ((</text:span><text:span text:style-name="T27">2 </text:span><text:span text:style-name="T29">* n + </text:span><text:span text:style-name="T27">1</text:span><text:span text:style-name="T29">) * (</text:span><text:span text:style-name="T27">2 </text:span><text:span text:style-name="T29">* n + </text:span><text:span text:style-name="T27">2</text:span><text:span text:style-name="T29">) * (</text:span><text:span text:style-name="T27">4 </text:span><text:span text:style-name="T29">* n + </text:span><text:span text:style-name="T27">5</text:span><text:span text:style-name="T29">))</text:span></text:p>
      <text:p text:style-name="P35"><text:s text:c="8"/><text:span text:style-name="T29">a *= q</text:span></text:p>
      <text:p text:style-name="P35"><text:s text:c="8"/><text:span text:style-name="T29">sum += a</text:span></text:p>
      <text:p text:style-name="P35"><text:s text:c="8"/><text:span text:style-name="T29">n += </text:span><text:span text:style-name="T27">1</text:span></text:p>
      <text:p text:style-name="P35"><text:span text:style-name="T26"><text:s text:c="4"/></text:span><text:span text:style-name="T24">return </text:span><text:span text:style-name="T29">sum</text:span></text:p>
      <text:p text:style-name="P35"><text:span text:style-name="T29"/></text:p>
      <text:p text:style-name="P35"><text:span text:style-name="T24">def </text:span><text:span text:style-name="T29">c(x):</text:span></text:p>
      <text:p text:style-name="P35"><text:span text:style-name="T33"><text:s text:c="4"/></text:span><text:span text:style-name="T24">return </text:span><text:span text:style-name="T29">math.cos(math.pi*x*x/</text:span><text:span text:style-name="T27">2</text:span><text:span text:style-name="T29">)</text:span></text:p>
      <text:p text:style-name="P35"><text:span text:style-name="T29"/></text:p>
      <text:p text:style-name="P34"><text:span text:style-name="T20"/></text:p>
      <text:p text:style-name="P34"><text:span text:style-name="T20">def </text:span>integral_left_rect(a, b, <text:span text:style-name="T33">x</text:span>):</text:p>
      <text:p text:style-name="P35"><text:s text:c="4"/><text:span text:style-name="T29">N = </text:span><text:span text:style-name="T27">1</text:span></text:p>
      <text:p text:style-name="P35"><text:span text:style-name="T26"><text:s text:c="4"/></text:span><text:span text:style-name="T29">s = </text:span><text:span text:style-name="T27">0</text:span></text:p>
      <text:p text:style-name="P35"><text:span text:style-name="T26"><text:s text:c="4"/></text:span><text:span text:style-name="T34">s_prev </text:span><text:span text:style-name="T29">= </text:span><text:span text:style-name="T27">0</text:span></text:p>
      <text:p text:style-name="P35"><text:span text:style-name="T26"><text:s text:c="4"/></text:span><text:span text:style-name="T24">while </text:span><text:span text:style-name="T21">True</text:span><text:span text:style-name="T29">:</text:span></text:p>
      <text:p text:style-name="P35"><text:s text:c="8"/><text:span text:style-name="T29">s_prev = s</text:span></text:p>
      <text:p text:style-name="P35"><text:s text:c="8"/><text:span text:style-name="T29">s=</text:span><text:span text:style-name="T27">0</text:span></text:p>
      <text:p text:style-name="P35"><text:span text:style-name="T26"><text:s text:c="8"/></text:span><text:span text:style-name="T29">h = </text:span><text:span text:style-name="T21">float</text:span><text:span text:style-name="T29">(b - a) / N</text:span></text:p>
      <text:p text:style-name="P35"><text:s text:c="8"/><text:span text:style-name="T24">for </text:span><text:span text:style-name="T29">i </text:span><text:span text:style-name="T24">in </text:span><text:span text:style-name="T21">range</text:span><text:span text:style-name="T29">(N):</text:span></text:p>
      <text:p text:style-name="P35"><text:s text:c="12"/><text:span text:style-name="T29">s += c( a + i * h)*h</text:span></text:p>
      <text:p text:style-name="P35"><text:s text:c="8"/><text:span text:style-name="T37">#s *= h</text:span></text:p>
      <text:p text:style-name="P35"><text:span text:style-name="T33"><text:s text:c="8"/></text:span><text:span text:style-name="T24">if </text:span><text:span text:style-name="T29">(math.fabs(s - s_prev) &lt; int_eps):</text:span></text:p>
      <text:p text:style-name="P35"><text:s text:c="12"/><text:span text:style-name="T24">break</text:span></text:p>
      <text:p text:style-name="P35"><text:span text:style-name="T19"><text:s text:c="8"/></text:span><text:span text:style-name="T24">else</text:span><text:span text:style-name="T29">:</text:span></text:p>
      <text:p text:style-name="P35"><text:s text:c="12"/><text:span text:style-name="T29">N *=</text:span><text:span text:style-name="T27">2</text:span></text:p>
      <text:p text:style-name="P35"><text:span text:style-name="T26"><text:s text:c="4"/></text:span><text:span text:style-name="T24">return </text:span><text:span text:style-name="T29">s, N</text:span></text:p>
      <text:p text:style-name="P34"><text:span text:style-name="T20"/></text:p>
      <text:p text:style-name="P34"><text:span text:style-name="T20">def </text:span>integral_trapezoid(a, b, <text:span text:style-name="T33">x</text:span>):</text:p>
      <text:p text:style-name="P35"><text:s text:c="4"/><text:span text:style-name="T29">N = </text:span><text:span text:style-name="T27">1</text:span></text:p>
      <text:p text:style-name="P35"><text:span text:style-name="T26"><text:s text:c="4"/></text:span><text:span text:style-name="T29">s = </text:span><text:span text:style-name="T27">0</text:span></text:p>
      <text:p text:style-name="P35"><text:span text:style-name="T26"><text:s text:c="4"/></text:span><text:span text:style-name="T34">s_prev </text:span><text:span text:style-name="T29">= </text:span><text:span text:style-name="T27">0</text:span></text:p>
      <text:p text:style-name="P35"><text:span text:style-name="T26"><text:s text:c="4"/></text:span><text:span text:style-name="T24">while </text:span><text:span text:style-name="T21">True</text:span><text:span text:style-name="T29">:</text:span></text:p>
      <text:p text:style-name="P35"><text:s text:c="8"/><text:span text:style-name="T29">s_prev = s</text:span></text:p>
      <text:p text:style-name="P35"><text:s text:c="8"/><text:span text:style-name="T29">s=</text:span><text:span text:style-name="T27">0</text:span></text:p>
      <text:p text:style-name="P35"><text:span text:style-name="T26"><text:s text:c="8"/></text:span><text:span text:style-name="T29">h = </text:span><text:span text:style-name="T21">float</text:span><text:span text:style-name="T29">(b - a) / N</text:span></text:p>
      <text:p text:style-name="P35"><text:s text:c="8"/><text:span text:style-name="T24">for </text:span><text:span text:style-name="T29">i </text:span><text:span text:style-name="T24">in </text:span><text:span text:style-name="T21">range</text:span><text:span text:style-name="T29">(N):</text:span></text:p>
      <text:p text:style-name="P35"><text:s text:c="12"/><text:span text:style-name="T29">s += (c(a + i * h) + c(a + (i + </text:span><text:span text:style-name="T27">1</text:span><text:span text:style-name="T29">) * h))</text:span></text:p>
      <text:p text:style-name="P35"><text:s text:c="8"/><text:span text:style-name="T29">s *= (h / </text:span><text:span text:style-name="T27">2.</text:span><text:span text:style-name="T29">)</text:span></text:p>
      <text:p text:style-name="P35"><text:soft-page-break/><text:s text:c="8"/><text:span text:style-name="T24">if </text:span><text:span text:style-name="T29">(math.fabs(s - s_prev) &lt; int_eps):</text:span></text:p>
      <text:p text:style-name="P35"><text:s text:c="12"/><text:span text:style-name="T24">break</text:span></text:p>
      <text:p text:style-name="P35"><text:span text:style-name="T19"><text:s text:c="8"/></text:span><text:span text:style-name="T24">else</text:span><text:span text:style-name="T29">:</text:span></text:p>
      <text:p text:style-name="P35"><text:s text:c="12"/><text:span text:style-name="T29">N *=</text:span><text:span text:style-name="T27">2</text:span></text:p>
      <text:p text:style-name="P35"><text:span text:style-name="T26"><text:s text:c="4"/></text:span><text:span text:style-name="T24">return </text:span><text:span text:style-name="T29">s, N</text:span></text:p>
      <text:p text:style-name="P34"><text:span text:style-name="T20"/></text:p>
      <text:p text:style-name="P34"><text:span text:style-name="T20">def </text:span>integral_simpson(a, b, <text:span text:style-name="T33">x</text:span>):</text:p>
      <text:p text:style-name="P35"><text:s text:c="4"/><text:span text:style-name="T29">N = </text:span><text:span text:style-name="T27">1</text:span></text:p>
      <text:p text:style-name="P35"><text:span text:style-name="T26"><text:s text:c="4"/></text:span><text:span text:style-name="T29">s = </text:span><text:span text:style-name="T27">0</text:span></text:p>
      <text:p text:style-name="P35"><text:span text:style-name="T26"><text:s text:c="4"/></text:span><text:span text:style-name="T34">s_prev </text:span><text:span text:style-name="T29">= </text:span><text:span text:style-name="T27">0</text:span></text:p>
      <text:p text:style-name="P35"><text:span text:style-name="T26"><text:s text:c="4"/></text:span><text:span text:style-name="T24">while </text:span><text:span text:style-name="T21">True</text:span><text:span text:style-name="T29">:</text:span></text:p>
      <text:p text:style-name="P35"><text:s text:c="8"/><text:span text:style-name="T29">s_prev = s</text:span></text:p>
      <text:p text:style-name="P35"><text:s text:c="8"/><text:span text:style-name="T29">s=</text:span><text:span text:style-name="T27">0</text:span></text:p>
      <text:p text:style-name="P35"><text:span text:style-name="T26"><text:s text:c="8"/></text:span><text:span text:style-name="T29">h = </text:span><text:span text:style-name="T21">float</text:span><text:span text:style-name="T29">(b - a) / N</text:span></text:p>
      <text:p text:style-name="P35"><text:s text:c="8"/><text:span text:style-name="T24">for </text:span><text:span text:style-name="T29">i </text:span><text:span text:style-name="T24">in </text:span><text:span text:style-name="T21">range</text:span><text:span text:style-name="T29">(N):</text:span></text:p>
      <text:p text:style-name="P35"><text:s text:c="12"/><text:span text:style-name="T29">s += (c(a + i * h) + </text:span><text:span text:style-name="T27">4</text:span><text:span text:style-name="T29">*c(a + (i + </text:span><text:span text:style-name="T27">0.5</text:span><text:span text:style-name="T29">) * h) + c(a + (i + </text:span><text:span text:style-name="T27">1</text:span><text:span text:style-name="T29">) * h))</text:span></text:p>
      <text:p text:style-name="P35"><text:s text:c="8"/><text:span text:style-name="T29">s *= (h / </text:span><text:span text:style-name="T27">6.</text:span><text:span text:style-name="T29">)</text:span></text:p>
      <text:p text:style-name="P35"><text:s text:c="8"/><text:span text:style-name="T24">if </text:span><text:span text:style-name="T29">(math.fabs(s - s_prev) &lt; int_eps):</text:span></text:p>
      <text:p text:style-name="P35"><text:s text:c="12"/><text:span text:style-name="T24">break</text:span></text:p>
      <text:p text:style-name="P35"><text:span text:style-name="T19"><text:s text:c="8"/></text:span><text:span text:style-name="T24">else</text:span><text:span text:style-name="T29">:</text:span></text:p>
      <text:p text:style-name="P35"><text:s text:c="12"/><text:span text:style-name="T29">N *=</text:span><text:span text:style-name="T27">2</text:span></text:p>
      <text:p text:style-name="P35"><text:span text:style-name="T26"><text:s text:c="4"/></text:span><text:span text:style-name="T24">return </text:span><text:span text:style-name="T29">s, N</text:span></text:p>
      <text:p text:style-name="P37"><text:span text:style-name="T32"/></text:p>
      <text:p text:style-name="P35"><text:span text:style-name="T29"/></text:p>
      <text:p text:style-name="P34"><text:span text:style-name="T20">def </text:span><text:span text:style-name="T25">main</text:span>():</text:p>
      <text:p text:style-name="P35"><text:s text:c="4"/><text:span text:style-name="T29">a = </text:span><text:span text:style-name="T27">0</text:span></text:p>
      <text:p text:style-name="P35"><text:span text:style-name="T26"><text:s text:c="4"/></text:span><text:span text:style-name="T29">b = </text:span><text:span text:style-name="T27">1.5</text:span></text:p>
      <text:p text:style-name="P35"><text:span text:style-name="T26"><text:s text:c="4"/></text:span><text:span text:style-name="T29">n=</text:span><text:span text:style-name="T27">10</text:span></text:p>
      <text:p text:style-name="P35"><text:span text:style-name="T26"><text:s text:c="4"/></text:span><text:span text:style-name="T29">h=</text:span><text:span text:style-name="T21">float</text:span><text:span text:style-name="T29">(b-a)/n</text:span></text:p>
      <text:p text:style-name="P35"><text:s text:c="4"/><text:span text:style-name="T24">for </text:span><text:span text:style-name="T29">i </text:span><text:span text:style-name="T24">in </text:span><text:span text:style-name="T21">range</text:span><text:span text:style-name="T29">(n+</text:span><text:span text:style-name="T27">1</text:span><text:span text:style-name="T29">):</text:span></text:p>
      <text:p text:style-name="P35"><text:s text:c="8"/><text:span text:style-name="T29">x=a+i*h</text:span></text:p>
      <text:p text:style-name="P35"><text:s text:c="8"/><text:span text:style-name="T29">left=integral_simpson(</text:span><text:span text:style-name="T27">0</text:span><text:span text:style-name="T29">,x,x)</text:span></text:p>
      <text:p text:style-name="P35"><text:s text:c="8"/><text:span text:style-name="T29">trap=integral_trapezoid(</text:span><text:span text:style-name="T27">0</text:span><text:span text:style-name="T29">,x,x)</text:span></text:p>
      <text:p text:style-name="P35"><text:s text:c="8"/><text:span text:style-name="T29">simp=integral_simpson(</text:span><text:span text:style-name="T27">0</text:span><text:span text:style-name="T29">,x,x)</text:span></text:p>
      <text:p text:style-name="P35"><text:s text:c="8"/><text:span text:style-name="T29">f_r=f(x, eps)</text:span></text:p>
      <text:p text:style-name="P35"><text:s text:c="8"/><text:span text:style-name="T24">print </text:span><text:span text:style-name="T40">'Left rect: '</text:span><text:span text:style-name="T29">, left</text:span></text:p>
      <text:p text:style-name="P35"><text:s text:c="8"/><text:span text:style-name="T24">print </text:span><text:span text:style-name="T40">'Trapezoid: '</text:span><text:span text:style-name="T29">, trap</text:span></text:p>
      <text:p text:style-name="P35"><text:s text:c="8"/><text:span text:style-name="T24">print </text:span><text:span text:style-name="T40">'Simpson: <text:s text:c="2"/>'</text:span><text:span text:style-name="T29">,simp</text:span></text:p>
      <text:p text:style-name="P35"><text:s text:c="8"/><text:span text:style-name="T24">print </text:span><text:span text:style-name="T40">'real val: <text:s/>'</text:span><text:span text:style-name="T29">,f_r</text:span></text:p>
      <text:p text:style-name="P37"><text:span text:style-name="T32"/></text:p>
      <text:p text:style-name="P34"><text:span text:style-name="T20">if </text:span>__name__ == <text:span text:style-name="T41">"__main__"</text:span>:</text:p>
      <text:p text:style-name="P31"><text:s text:c="4"/><text:span text:style-name="T29">main()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ahoma1" svg:font-family="Tahoma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16S</meta:editing-duration>
    <meta:editing-cycles>7</meta:editing-cycles>
    <meta:generator>LibreOffice/5.1.6.2$Windows_x86 LibreOffice_project/07ac168c60a517dba0f0d7bc7540f5afa45f0909</meta:generator>
    <dc:date>2017-05-07T12:24:37.896000000</dc:date>
    <meta:document-statistic meta:table-count="0" meta:image-count="0" meta:object-count="23" meta:page-count="6" meta:paragraph-count="137" meta:word-count="667" meta:character-count="4596" meta:non-whitespace-character-count="356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ubsup>
        <mrow>
          <mo fence="true" stretchy="false">{</mo>
          <mrow>
            <msub>
              <mi>x</mi>
              <mi>i</mi>
            </msub>
          </mrow>
          <mo fence="true" stretchy="false">}</mo>
        </mrow>
        <mrow>
          <mi>i</mi>
          <mo stretchy="false">=</mo>
          <mn>1</mn>
        </mrow>
        <mi>n</mi>
      </msubsup>
      <mspace width="2em"/>
      <mi>,</mi>
      <mspace width="2em"/>
      <mi mathvariant="italic">где</mi>
      <mspace width="2em"/>
      <mrow>
        <msub>
          <mi>x</mi>
          <mi>i</mi>
        </msub>
        <mo stretchy="false">=</mo>
        <mrow>
          <mi>a</mi>
          <mo stretchy="false">+</mo>
          <mi mathvariant="italic">ih</mi>
        </mrow>
      </mrow>
      <mi>,</mi>
      <mspace width="2em"/>
      <mrow>
        <mi>h</mi>
        <mo stretchy="false">=</mo>
        <mfrac>
          <mrow>
            <mi>b</mi>
            <mo stretchy="false">−</mo>
            <mi>a</mi>
          </mrow>
          <mi>n</mi>
        </mfrac>
      </mrow>
      <mi>,</mi>
      <mspace width="2em"/>
      <mi mathvariant="italic">где</mi>
      <mspace width="2em"/>
      <mrow>
        <mi>a</mi>
        <mo stretchy="false">=</mo>
        <mn>0,</mn>
      </mrow>
      <mspace width="2em"/>
      <mrow>
        <mi>b</mi>
        <mo stretchy="false">=</mo>
        <mn>1.5,</mn>
      </mrow>
      <mspace width="2em"/>
      <mrow>
        <mi>n</mi>
        <mo stretchy="false">=</mo>
        <mn>10</mn>
      </mrow>
    </mrow>
    <annotation encoding="StarMath 5.0">{lbrace x_i rbrace}^n_{i=1} ~, ~где ~ x_i=a+ih, ~h={ b-a } over n, ~где ~a=0,~b=1.5, ~n=10</annotation>
  </semantics>
</math>
</file>

<file path=Object 10/content.xml><?xml version="1.0" encoding="utf-8"?>
<math xmlns="http://www.w3.org/1998/Math/MathML" display="block">
  <semantics>
    <mrow>
      <mrow>
        <msub>
          <mi>J</mi>
          <mi>N</mi>
        </msub>
        <mo stretchy="false">=</mo>
        <mrow>
          <munderover>
            <mo stretchy="false">∫</mo>
            <mi>a</mi>
            <mi>b</mi>
          </munderover>
          <mi>f</mi>
        </mrow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underover>
              <mo stretchy="false">∫</mo>
              <msub>
                <mi>x</mi>
                <mi>i</mi>
              </msub>
              <msub>
                <mi>x</mi>
                <mrow>
                  <mi>i</mi>
                  <mo stretchy="false">+</mo>
                  <mn>1</mn>
                </mrow>
              </msub>
            </munderover>
            <mi>f</mi>
          </mrow>
        </mrow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row>
          <mrow>
            <mo stretchy="false">∑</mo>
            <mi>h</mi>
          </mrow>
          <mo stretchy="false">∗</mo>
          <mi>f</mi>
        </mrow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b>
          <mi>S</mi>
          <mi>N</mi>
        </msub>
      </mrow>
    </mrow>
    <annotation encoding="StarMath 5.0">J_N=int from a to b f( x)dx=sum from { i=0 } to { N-1 } int from x_i to x_{ i+1 }f( x )dx approx sum h*f( x_i )=S_N</annotation>
  </semantics>
</math>
</file>

<file path=Object 11/content.xml><?xml version="1.0" encoding="utf-8"?>
<math xmlns="http://www.w3.org/1998/Math/MathML" display="block">
  <semantics>
    <mrow>
      <mi>R</mi>
      <mrow>
        <mrow>
          <mo fence="true" stretchy="false">(</mo>
          <mrow>
            <mi>f</mi>
          </mrow>
          <mo fence="true" stretchy="false">)</mo>
        </mrow>
        <mo stretchy="false">≤</mo>
        <mrow>
          <mo stretchy="false">−</mo>
          <mfrac>
            <mrow>
              <mi>f</mi>
              <mi>'</mi>
              <mrow>
                <mo fence="true" stretchy="false">(</mo>
                <mrow>
                  <mi mathvariant="normal">ξ</mi>
                </mrow>
                <mo fence="true" stretchy="false">)</mo>
              </mrow>
              <msup>
                <mrow>
                  <mo fence="true" stretchy="false">(</mo>
                  <mrow>
                    <mrow>
                      <mi>b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</mrow>
            <mn>2</mn>
          </mfrac>
        </mrow>
      </mrow>
      <mi>,</mi>
      <mspace width="2em"/>
      <mrow>
        <mi mathvariant="normal">ξ</mi>
        <mo stretchy="false">⊆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</mrow>
    <annotation encoding="StarMath 5.0">R( f )&lt;=-{ {f'( %ixi)(b-a)^2}over{2} },~%ixi  subseteq [ a,b ]</annotation>
  </semantics>
</math>
</file>

<file path=Object 12/content.xml><?xml version="1.0" encoding="utf-8"?>
<math xmlns="http://www.w3.org/1998/Math/MathML" display="block">
  <semantics>
    <mrow>
      <msub>
        <mi>R</mi>
        <mi>N</mi>
      </msub>
      <mrow>
        <mrow>
          <mo fence="true" stretchy="false">(</mo>
          <mrow>
            <mi>f</mi>
          </mrow>
          <mo fence="true" stretchy="false">)</mo>
        </mrow>
        <mo stretchy="false">≤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frac>
            <msup>
              <mi>h</mi>
              <mn>2</mn>
            </msup>
            <mn>2</mn>
          </mfrac>
        </mrow>
      </mrow>
      <mi>f</mi>
      <mi>'</mi>
      <mrow>
        <mo fence="true" stretchy="false">(</mo>
        <mrow>
          <msub>
            <mi mathvariant="normal">ξ</mi>
            <mi>i</mi>
          </msub>
        </mrow>
        <mo fence="true" stretchy="false">)</mo>
      </mrow>
      <mi>,</mi>
      <mspace width="4em"/>
      <mi mathvariant="italic">где</mi>
      <mspace width="2em"/>
      <mrow>
        <mi>h</mi>
        <mo stretchy="false">=</mo>
        <mfrac>
          <mrow>
            <mi>b</mi>
            <mo stretchy="false">−</mo>
            <mi>a</mi>
          </mrow>
          <mi>n</mi>
        </mfrac>
      </mrow>
      <mi>,</mi>
      <mspace width="2em"/>
      <mrow>
        <msub>
          <mi mathvariant="normal">ξ</mi>
          <mi>i</mi>
        </msub>
        <mo stretchy="false">⊆</mo>
        <mrow>
          <mo fence="true" stretchy="false">(</mo>
          <mrow>
            <mrow>
              <msub>
                <mi>x</mi>
                <mi>i</mi>
              </msub>
              <mi>,</mi>
              <mspace width="2em"/>
              <mrow>
                <msub>
                  <mi>x</mi>
                  <mi>i</mi>
                </msub>
                <mo stretchy="false">+</mo>
                <mn>1</mn>
              </mrow>
            </mrow>
          </mrow>
          <mo fence="true" stretchy="false">)</mo>
        </mrow>
      </mrow>
      <mi>,</mi>
      <mspace width="2em"/>
      <mrow>
        <mi>i</mi>
        <mo stretchy="false">=</mo>
        <mn>0,.</mn>
      </mrow>
      <mi>.</mi>
      <mi>,</mi>
      <mrow>
        <mi>N</mi>
        <mo stretchy="false">−</mo>
        <mn>1</mn>
      </mrow>
    </mrow>
    <annotation encoding="StarMath 5.0">R_N( f )&lt;=sum from { i=0 } to { N-1 } {{ h^2 } over { 2 }}f'( %ixi_i ), ~ ~где~h={ b-a } over n,~%ixi_i  subseteq ( x_i ,~x_i+1 ) ,~i=0,..,N-1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94pt"/>
    </style:style>
    <style:style style:name="co2" style:family="table-column">
      <style:table-column-properties fo:break-before="auto" style:column-width="170.65pt"/>
    </style:style>
    <style:style style:name="co3" style:family="table-column">
      <style:table-column-properties fo:break-before="auto" style:column-width="193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61">
          <table:table-cell table:number-columns-repeated="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(x)</text:p>
          </table:table-cell>
          <table:table-cell table:style-name="ce3" office:value-type="string" calcext:value-type="string">
            <text:p>N</text:p>
          </table:table-cell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149997072389811" calcext:value-type="float">
            <text:p>0.1499970724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99906325615976" calcext:value-type="float">
            <text:p>0.2999063256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0.445555952791096" calcext:value-type="float">
            <text:p>0.4455559528</text:p>
          </table:table-cell>
          <table:table-cell table:style-name="ce4" office:value-type="float" office:value="128" calcext:value-type="float">
            <text:p>128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581186545511395" calcext:value-type="float">
            <text:p>0.5811865455</text:p>
          </table:table-cell>
          <table:table-cell table:style-name="ce4" office:value-type="float" office:value="512" calcext:value-type="float">
            <text:p>512</text:p>
          </table:table-cell>
        </table:table-row>
        <table:table-row table:style-name="ro1"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0.693592915020901" calcext:value-type="float">
            <text:p>0.693592915</text:p>
          </table:table-cell>
          <table:table-cell table:style-name="ce4" office:value-type="float" office:value="2048" calcext:value-type="float">
            <text:p>2048</text:p>
          </table:table-cell>
        </table:table-row>
        <table:table-row table:style-name="ro1"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64900569446859" calcext:value-type="float">
            <text:p>0.7649005694</text:p>
          </table:table-cell>
          <table:table-cell table:style-name="ce4" office:value-type="float" office:value="4096" calcext:value-type="float">
            <text:p>4096</text:p>
          </table:table-cell>
        </table:table-row>
        <table:table-row table:style-name="ro1">
          <table:table-cell table:style-name="ce4" office:value-type="float" office:value="1.05" calcext:value-type="float">
            <text:p>1.05</text:p>
          </table:table-cell>
          <table:table-cell table:style-name="ce4" office:value-type="float" office:value="0.775983877872333" calcext:value-type="float">
            <text:p>0.7759838779</text:p>
          </table:table-cell>
          <table:table-cell table:style-name="ce4" office:value-type="float" office:value="8192" calcext:value-type="float">
            <text:p>8192</text:p>
          </table:table-cell>
        </table:table-row>
        <table:table-row table:style-name="ro1"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715497685881979" calcext:value-type="float">
            <text:p>0.7154976859</text:p>
          </table:table-cell>
          <table:table-cell table:style-name="ce4" office:value-type="float" office:value="16384" calcext:value-type="float">
            <text:p>16384</text:p>
          </table:table-cell>
        </table:table-row>
        <table:table-row table:style-name="ro1">
          <table:table-cell table:style-name="ce4" office:value-type="float" office:value="1.35" calcext:value-type="float">
            <text:p>1.35</text:p>
          </table:table-cell>
          <table:table-cell table:style-name="ce4" office:value-type="float" office:value="0.592347554879618" calcext:value-type="float">
            <text:p>0.5923475549</text:p>
          </table:table-cell>
          <table:table-cell table:style-name="ce4" office:value-type="float" office:value="16384" calcext:value-type="float">
            <text:p>16384</text:p>
          </table:table-cell>
        </table:table-row>
        <table:table-row table:style-name="ro1"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445349245515356" calcext:value-type="float">
            <text:p>0.4453492455</text:p>
          </table:table-cell>
          <table:table-cell table:style-name="ce4" office:value-type="float" office:value="16384" calcext:value-type="float">
            <text:p>16384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4:25:58.34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math xmlns="http://www.w3.org/1998/Math/MathML" display="block">
  <semantics>
    <mrow>
      <mrow>
        <mi>J</mi>
        <mo stretchy="false">=</mo>
        <mrow>
          <munderover>
            <mo stretchy="false">∫</mo>
            <mi>a</mi>
            <mi>b</mi>
          </munderover>
          <mi>f</mi>
        </mrow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b</mi>
              <mo stretchy="false">−</mo>
              <mi>a</mi>
            </mrow>
          </mrow>
          <mo fence="true" stretchy="false">)</mo>
        </mrow>
      </mrow>
      <mrow>
        <mfrac>
          <mrow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i>b</mi>
              </mrow>
              <mo fence="true" stretchy="false">)</mo>
            </mrow>
          </mrow>
          <mn>2</mn>
        </mfrac>
        <mo stretchy="false">+</mo>
        <mi>R</mi>
      </mrow>
      <mrow>
        <mo fence="true" stretchy="false">(</mo>
        <mrow>
          <mi>f</mi>
        </mrow>
        <mo fence="true" stretchy="false">)</mo>
      </mrow>
    </mrow>
    <annotation encoding="StarMath 5.0">J=int from a to b f(x )=( b-a ) { f(a)+f(b) } over { 2 }+R( f )</annotation>
  </semantics>
</math>
</file>

<file path=Object 15/content.xml><?xml version="1.0" encoding="utf-8"?>
<math xmlns="http://www.w3.org/1998/Math/MathML" display="block">
  <semantics>
    <mrow>
      <mi>R</mi>
      <mrow>
        <mrow>
          <mo fence="true" stretchy="false">(</mo>
          <mrow>
            <mi>f</mi>
          </mrow>
          <mo fence="true" stretchy="false">)</mo>
        </mrow>
        <mo stretchy="false">≤</mo>
        <mrow>
          <mo stretchy="false">−</mo>
          <mfrac>
            <mrow>
              <mi>f</mi>
              <mi>'</mi>
              <mi>'</mi>
              <mrow>
                <mo fence="true" stretchy="false">(</mo>
                <mrow>
                  <mi mathvariant="normal">ξ</mi>
                </mrow>
                <mo fence="true" stretchy="false">)</mo>
              </mrow>
            </mrow>
            <mn>12</mn>
          </mfrac>
        </mrow>
      </mrow>
      <msup>
        <mrow>
          <mo fence="true" stretchy="false">(</mo>
          <mrow>
            <mrow>
              <mi>b</mi>
              <mo stretchy="false">−</mo>
              <mi>a</mi>
            </mrow>
          </mrow>
          <mo fence="true" stretchy="false">)</mo>
        </mrow>
        <mn>3,</mn>
      </msup>
      <mspace width="2em"/>
      <mrow>
        <mi mathvariant="normal">ξ</mi>
        <mo stretchy="false">⊆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</mrow>
    <annotation encoding="StarMath 5.0">R( f )&lt;=-{ {f''(%ixi)}over12 }( b-a )^3,~%ixi  subseteq [ a,b ]</annotation>
  </semantics>
</math>
</file>

<file path=Object 16/content.xml><?xml version="1.0" encoding="utf-8"?>
<math xmlns="http://www.w3.org/1998/Math/MathML" display="block">
  <semantics>
    <mrow>
      <mrow>
        <msub>
          <mi>J</mi>
          <mi>N</mi>
        </msub>
        <mo stretchy="false">=</mo>
        <mrow>
          <munderover>
            <mo stretchy="false">∫</mo>
            <mi>a</mi>
            <mi>b</mi>
          </munderover>
          <mi>f</mi>
        </mrow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frac>
            <mrow>
              <mi>f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+</mo>
                <mi>f</mi>
              </mrow>
              <mrow>
                <mo fence="true" stretchy="false">(</mo>
                <mrow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  <mo fence="true" stretchy="false">)</mo>
              </mrow>
            </mrow>
            <mn>2</mn>
          </mfrac>
        </mrow>
      </mrow>
      <mi>h</mi>
    </mrow>
    <annotation encoding="StarMath 5.0">J_N = int from a to b f( x ) dx approx sum from { i=0 } to { N-1 } {{ f(x_i)+f(x_{i+1} ) }over {2}}h</annotation>
  </semantics>
</math>
</file>

<file path=Object 17/content.xml><?xml version="1.0" encoding="utf-8"?>
<math xmlns="http://www.w3.org/1998/Math/MathML" display="block">
  <semantics>
    <mrow>
      <msub>
        <mi>R</mi>
        <mi>N</mi>
      </msub>
      <mrow>
        <mrow>
          <mo fence="true" stretchy="false">(</mo>
          <mrow>
            <mi>f</mi>
          </mrow>
          <mo fence="true" stretchy="false">)</mo>
        </mrow>
        <mo stretchy="false">≤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=</mo>
              <mn>1</mn>
            </mrow>
          </munderover>
          <mfrac>
            <msup>
              <mi>h</mi>
              <mn>3</mn>
            </msup>
            <mn>12</mn>
          </mfrac>
        </mrow>
      </mrow>
      <mi>f</mi>
      <mi>'</mi>
      <mi>'</mi>
      <mrow>
        <mo fence="true" stretchy="false">(</mo>
        <mrow>
          <msub>
            <mi mathvariant="normal">ξ</mi>
            <mi>i</mi>
          </msub>
        </mrow>
        <mo fence="true" stretchy="false">)</mo>
      </mrow>
      <mi>,</mi>
      <mspace width="2em"/>
      <mi mathvariant="italic">где</mi>
      <mspace width="2em"/>
      <mrow>
        <mi>h</mi>
        <mo stretchy="false">=</mo>
        <mfrac>
          <mrow>
            <mi>b</mi>
            <mo stretchy="false">−</mo>
            <mi>a</mi>
          </mrow>
          <mi>n</mi>
        </mfrac>
      </mrow>
      <mi>,</mi>
      <mspace width="2em"/>
      <mrow>
        <msub>
          <mi mathvariant="normal">ξ</mi>
          <mi>i</mi>
        </msub>
        <mo stretchy="false">⊆</mo>
        <mrow>
          <mo fence="true" stretchy="false">(</mo>
          <mrow>
            <mrow>
              <msub>
                <mi>x</mi>
                <mi>i</mi>
              </msub>
              <mi>,</mi>
              <mspace width="2em"/>
              <mrow>
                <msub>
                  <mi>x</mi>
                  <mi>i</mi>
                </msub>
                <mo stretchy="false">+</mo>
                <mn>1</mn>
              </mrow>
            </mrow>
          </mrow>
          <mo fence="true" stretchy="false">)</mo>
        </mrow>
      </mrow>
      <mi>,</mi>
      <mspace width="2em"/>
      <mrow>
        <mi>i</mi>
        <mo stretchy="false">=</mo>
        <mn>0,.</mn>
      </mrow>
      <mi>.</mi>
      <mi>,</mi>
      <mrow>
        <mi>N</mi>
        <mo stretchy="false">−</mo>
        <mn>1</mn>
      </mrow>
    </mrow>
    <annotation encoding="StarMath 5.0">R_N( f )&lt;=sum from { i=0 } to { N=1 } { {h^3} over 12 }f''( %ixi_i ), ~где~h={ b-a } over n,~%ixi_i  subseteq ( x_i ,~x_i+1 ) ,~i=0,..,N-1</annotation>
  </semantics>
</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94pt"/>
    </style:style>
    <style:style style:name="co2" style:family="table-column">
      <style:table-column-properties fo:break-before="auto" style:column-width="170.65pt"/>
    </style:style>
    <style:style style:name="co3" style:family="table-column">
      <style:table-column-properties fo:break-before="auto" style:column-width="193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order="0.99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  <style:style style:name="ce4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75">
          <table:table-cell table:number-columns-repeated="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(x)</text:p>
          </table:table-cell>
          <table:table-cell table:style-name="ce3" office:value-type="string" calcext:value-type="string">
            <text:p>N</text:p>
          </table:table-cell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149973653793805" calcext:value-type="float">
            <text:p>0.1499736538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99385437821407" calcext:value-type="float">
            <text:p>0.2993854378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0.445439094033182" calcext:value-type="float">
            <text:p>0.445439094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581065858822622" calcext:value-type="float">
            <text:p>0.5810658588</text:p>
          </table:table-cell>
          <table:table-cell table:style-name="ce4" office:value-type="float" office:value="32" calcext:value-type="float">
            <text:p>32</text:p>
          </table:table-cell>
        </table:table-row>
        <table:table-row table:style-name="ro1"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0.693505147046289" calcext:value-type="float">
            <text:p>0.693505147</text:p>
          </table:table-cell>
          <table:table-cell table:style-name="ce4" office:value-type="float" office:value="64" calcext:value-type="float">
            <text:p>64</text:p>
          </table:table-cell>
        </table:table-row>
        <table:table-row table:style-name="ro1"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64811887512412" calcext:value-type="float">
            <text:p>0.7648118875</text:p>
          </table:table-cell>
          <table:table-cell table:style-name="ce4" office:value-type="float" office:value="128" calcext:value-type="float">
            <text:p>128</text:p>
          </table:table-cell>
        </table:table-row>
        <table:table-row table:style-name="ro1">
          <table:table-cell table:style-name="ce4" office:value-type="float" office:value="1.05" calcext:value-type="float">
            <text:p>1.05</text:p>
          </table:table-cell>
          <table:table-cell table:style-name="ce4" office:value-type="float" office:value="0.775891262857186" calcext:value-type="float">
            <text:p>0.7758912629</text:p>
          </table:table-cell>
          <table:table-cell table:style-name="ce4" office:value-type="float" office:value="128" calcext:value-type="float">
            <text:p>128</text:p>
          </table:table-cell>
        </table:table-row>
        <table:table-row table:style-name="ro1"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715416447091936" calcext:value-type="float">
            <text:p>0.7154164471</text:p>
          </table:table-cell>
          <table:table-cell table:style-name="ce4" office:value-type="float" office:value="128" calcext:value-type="float">
            <text:p>128</text:p>
          </table:table-cell>
        </table:table-row>
        <table:table-row table:style-name="ro1">
          <table:table-cell table:style-name="ce4" office:value-type="float" office:value="1.35" calcext:value-type="float">
            <text:p>1.35</text:p>
          </table:table-cell>
          <table:table-cell table:style-name="ce4" office:value-type="float" office:value="0.592255928090229" calcext:value-type="float">
            <text:p>0.5922559281</text:p>
          </table:table-cell>
          <table:table-cell table:style-name="ce4" office:value-type="float" office:value="128" calcext:value-type="float">
            <text:p>128</text:p>
          </table:table-cell>
        </table:table-row>
        <table:table-row table:style-name="ro1"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44528181375323" calcext:value-type="float">
            <text:p>0.4452818138</text:p>
          </table:table-cell>
          <table:table-cell table:style-name="ce4" office:value-type="float" office:value="128" calcext:value-type="float">
            <text:p>128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4:41:35.90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math xmlns="http://www.w3.org/1998/Math/MathML" display="block">
  <semantics>
    <mrow>
      <mrow>
        <mi>J</mi>
        <mo stretchy="false">=</mo>
        <mrow>
          <munderover>
            <mo stretchy="false">∫</mo>
            <mi>a</mi>
            <mi>b</mi>
          </munderover>
          <mi>f</mi>
        </mrow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frac>
          <mrow>
            <mi>b</mi>
            <mo stretchy="false">−</mo>
            <mi>a</mi>
          </mrow>
          <mn>6</mn>
        </mfrac>
      </mrow>
      <mrow>
        <mrow>
          <mo fence="true" stretchy="true">(</mo>
          <mrow>
            <mrow>
              <mi>f</mi>
              <mrow>
                <mrow>
                  <mo fence="true" stretchy="false">(</mo>
                  <mrow>
                    <mi>a</mi>
                  </mrow>
                  <mo fence="true" stretchy="false">)</mo>
                </mrow>
                <mo stretchy="false">+</mo>
                <mn>4</mn>
              </mrow>
              <mi>f</mi>
              <mrow>
                <mrow>
                  <mo fence="true" stretchy="true">(</mo>
                  <mrow>
                    <mfrac>
                      <mrow>
                        <mi>a</mi>
                        <mo stretchy="false">+</mo>
                        <mi>b</mi>
                      </mrow>
                      <mn>2</mn>
                    </mfrac>
                  </mrow>
                  <mo fence="true" stretchy="true">)</mo>
                </mrow>
                <mo stretchy="false">+</mo>
                <mi>f</mi>
              </mrow>
              <mrow>
                <mo fence="true" stretchy="false">(</mo>
                <mrow>
                  <mi>b</mi>
                </mrow>
                <mo fence="true" stretchy="false">)</mo>
              </mrow>
            </mrow>
          </mrow>
          <mo fence="true" stretchy="true">)</mo>
        </mrow>
        <mo stretchy="false">+</mo>
        <mi>R</mi>
      </mrow>
      <mrow>
        <mo fence="true" stretchy="false">(</mo>
        <mrow>
          <mi>f</mi>
        </mrow>
        <mo fence="true" stretchy="false">)</mo>
      </mrow>
    </mrow>
    <annotation encoding="StarMath 5.0">J=int from a to b f( x )dx ={ b-a } over { 6 } left ( f(a)+4f left( {a+b} over 2 right ) +f( b) right ) +R( f )</annotation>
  </semantics>
</math>
</file>

<file path=Object 2/content.xml><?xml version="1.0" encoding="utf-8"?>
<math xmlns="http://www.w3.org/1998/Math/MathML" display="block">
  <semantics>
    <mrow>
      <mi>С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n>0</mn>
            <mi>x</mi>
          </munderover>
          <mi>cos</mi>
        </mrow>
      </mrow>
      <mrow>
        <mo fence="true" stretchy="true">(</mo>
        <mrow>
          <mfrac>
            <mrow>
              <mi mathvariant="normal">π</mi>
              <msup>
                <mi>t</mi>
                <mn>2</mn>
              </msup>
            </mrow>
            <mn>2</mn>
          </mfrac>
        </mrow>
        <mo fence="true" stretchy="true">)</mo>
      </mrow>
      <mi mathvariant="italic">dt</mi>
    </mrow>
    <annotation encoding="StarMath 5.0">С( x )= int from{0} to{x} cos left( {%pi t^2} over 2 right)dt 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stretchy="false">(</mo>
          <mrow>
            <mi>f</mi>
          </mrow>
          <mo fence="true" stretchy="false">)</mo>
        </mrow>
        <mo stretchy="false">≤</mo>
        <mfrac>
          <mrow>
            <mo stretchy="false">−</mo>
            <msup>
              <mrow>
                <mo fence="true" stretchy="false">(</mo>
                <mrow>
                  <mrow>
                    <mi>b</mi>
                    <mo stretchy="false">−</mo>
                    <mi>a</mi>
                  </mrow>
                </mrow>
                <mo fence="true" stretchy="false">)</mo>
              </mrow>
              <mn>5</mn>
            </msup>
          </mrow>
          <mn>2880</mn>
        </mfrac>
      </mrow>
      <msup>
        <mi>f</mi>
        <mrow>
          <mo fence="true" stretchy="false">(</mo>
          <mrow>
            <mn>4</mn>
          </mrow>
          <mo fence="true" stretchy="false">)</mo>
        </mrow>
      </msup>
      <mrow>
        <mo fence="true" stretchy="false">(</mo>
        <mrow>
          <mi mathvariant="normal">ξ</mi>
        </mrow>
        <mo fence="true" stretchy="false">)</mo>
      </mrow>
      <mi>,</mi>
      <mspace width="2em"/>
      <mrow>
        <mi mathvariant="normal">ξ</mi>
        <mo stretchy="false">⊆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</mrow>
    <annotation encoding="StarMath 5.0">R(f )&lt;=-{ (b-a)^5 } over 2880 f^{ (4) }( %ixi ),~%ixi  subseteq [ a,b ]</annotation>
  </semantics>
</math>
</file>

<file path=Object 21/content.xml><?xml version="1.0" encoding="utf-8"?>
<math xmlns="http://www.w3.org/1998/Math/MathML" display="block">
  <semantics>
    <mrow>
      <mrow>
        <msub>
          <mi>J</mi>
          <mi>N</mi>
        </msub>
        <mo stretchy="false">=</mo>
        <mrow>
          <munderover>
            <mo stretchy="false">∫</mo>
            <mi>a</mi>
            <mi>b</mi>
          </munderover>
          <mi>f</mi>
        </mrow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frac>
              <mi>h</mi>
              <mn>6</mn>
            </mfrac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  <mo stretchy="false">+</mo>
                    <mn>4</mn>
                  </mrow>
                  <mi>f</mi>
                  <mrow>
                    <mrow>
                      <mo fence="true" stretchy="true">(</mo>
                      <mrow>
                        <mfrac>
                          <mrow>
                            <msub>
                              <mi>x</mi>
                              <mi>i</mi>
                            </msub>
                            <mo stretchy="false">+</mo>
                            <msub>
                              <mi>x</mi>
                              <mrow>
                                <mi>i</mi>
                                <mo stretchy="false">+</mo>
                                <mn>1</mn>
                              </mrow>
                            </msub>
                          </mrow>
                          <mn>2</mn>
                        </mfrac>
                      </mrow>
                      <mo fence="true" stretchy="true">)</mo>
                    </mrow>
                    <mo stretchy="false">+</mo>
                    <mi>f</mi>
                  </mrow>
                  <mrow>
                    <mo fence="true" stretchy="false">(</mo>
                    <mrow>
                      <msub>
                        <mi>x</mi>
                        <mrow>
                          <mi>i</mi>
                          <mo stretchy="false">+</mo>
                          <mn>1</mn>
                        </mrow>
                      </msub>
                    </mrow>
                    <mo fence="true" stretchy="false">)</mo>
                  </mrow>
                </mrow>
              </mrow>
              <mo fence="true" stretchy="true">)</mo>
            </mrow>
          </mrow>
        </mrow>
      </mrow>
    </mrow>
    <annotation encoding="StarMath 5.0">J_N =int from a to b f( x )dx approx sum from { i=0 } to { N-1 }{{h } over { 6 } left( f(x_i)+4f left( {x_i+x_{i+1}} over 2 right) +f( x_{i+1})right )}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f</mi>
          </mrow>
          <mo fence="true" stretchy="false">)</mo>
        </mrow>
        <mo stretchy="false">≤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frac>
              <msup>
                <mi>h</mi>
                <mn>4</mn>
              </msup>
              <mn>2880</mn>
            </mfrac>
            <msup>
              <mi>f</mi>
              <mrow>
                <mo fence="true" stretchy="false">(</mo>
                <mrow>
                  <mn>4</mn>
                </mrow>
                <mo fence="true" stretchy="false">)</mo>
              </mrow>
            </msup>
            <mrow>
              <mo fence="true" stretchy="false">(</mo>
              <mrow>
                <msub>
                  <mi mathvariant="normal">ξ</mi>
                  <mi>i</mi>
                </msub>
              </mrow>
              <mo fence="true" stretchy="false">)</mo>
            </mrow>
          </mrow>
        </mrow>
      </mrow>
      <mspace width="4em"/>
      <mi mathvariant="italic">где</mi>
      <mspace width="2em"/>
      <mrow>
        <mi>h</mi>
        <mo stretchy="false">=</mo>
        <mfrac>
          <mrow>
            <mi>b</mi>
            <mo stretchy="false">−</mo>
            <mi>a</mi>
          </mrow>
          <mi>n</mi>
        </mfrac>
      </mrow>
      <mi>,</mi>
      <mspace width="2em"/>
      <mrow>
        <msub>
          <mi mathvariant="normal">ξ</mi>
          <mi>i</mi>
        </msub>
        <mo stretchy="false">⊆</mo>
        <mrow>
          <mo fence="true" stretchy="false">(</mo>
          <mrow>
            <mrow>
              <msub>
                <mi>x</mi>
                <mi>i</mi>
              </msub>
              <mi>,</mi>
              <mspace width="2em"/>
              <mrow>
                <msub>
                  <mi>x</mi>
                  <mi>i</mi>
                </msub>
                <mo stretchy="false">+</mo>
                <mn>1</mn>
              </mrow>
            </mrow>
          </mrow>
          <mo fence="true" stretchy="false">)</mo>
        </mrow>
      </mrow>
      <mi>,</mi>
      <mspace width="2em"/>
      <mrow>
        <mi>i</mi>
        <mo stretchy="false">=</mo>
        <mn>0,.</mn>
      </mrow>
      <mi>.</mi>
      <mi>,</mi>
      <mrow>
        <mi>N</mi>
        <mo stretchy="false">−</mo>
        <mn>1</mn>
      </mrow>
    </mrow>
    <annotation encoding="StarMath 5.0">R( f )&lt;=sum from {i=0} to {N-1} {h^4 over { 2880 }  f^( 4 )( %ixi_i )} ~ ~где~h={ b-a } over n,~%ixi_i  subseteq ( x_i ,~x_i+1 ) ,~i=0,..,N-1</annotation>
  </semantics>
</math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94pt"/>
    </style:style>
    <style:style style:name="co2" style:family="table-column">
      <style:table-column-properties fo:break-before="auto" style:column-width="170.65pt"/>
    </style:style>
    <style:style style:name="co3" style:family="table-column">
      <style:table-column-properties fo:break-before="auto" style:column-width="193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order="0.99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  <style:style style:name="ce4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8">
          <table:table-cell table:number-columns-repeated="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(x)</text:p>
          </table:table-cell>
          <table:table-cell table:style-name="ce3" office:value-type="string" calcext:value-type="string">
            <text:p>N</text:p>
          </table:table-cell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149981215523524" calcext:value-type="float">
            <text:p>0.1499812155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99399445795961" calcext:value-type="float">
            <text:p>0.2993994458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0.445467570894969" calcext:value-type="float">
            <text:p>0.4454675709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581093404145104" calcext:value-type="float">
            <text:p>0.5810934041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0.693524068120769" calcext:value-type="float">
            <text:p>0.6935240681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64823777779029" calcext:value-type="float">
            <text:p>0.7648237778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float" office:value="1.05" calcext:value-type="float">
            <text:p>1.05</text:p>
          </table:table-cell>
          <table:table-cell table:style-name="ce4" office:value-type="float" office:value="0.775913689424885" calcext:value-type="float">
            <text:p>0.7759136894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715438427551469" calcext:value-type="float">
            <text:p>0.7154384276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table:style-name="ce4" office:value-type="float" office:value="1.35" calcext:value-type="float">
            <text:p>1.35</text:p>
          </table:table-cell>
          <table:table-cell table:style-name="ce4" office:value-type="float" office:value="0.592267804231415" calcext:value-type="float">
            <text:p>0.5922678042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445262747021579" calcext:value-type="float">
            <text:p>0.445262747</text:p>
          </table:table-cell>
          <table:table-cell table:style-name="ce4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2:10:53.39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 display="block">
  <semantics>
    <mrow>
      <mi>h</mi>
      <mo stretchy="false">=</mo>
      <mfrac>
        <mrow>
          <mo fence="true" stretchy="false">(</mo>
          <mrow>
            <mrow>
              <mi>b</mi>
              <mo stretchy="false">−</mo>
              <mi>a</mi>
            </mrow>
          </mrow>
          <mo fence="true" stretchy="false">)</mo>
        </mrow>
        <mn>10</mn>
      </mfrac>
    </mrow>
    <annotation encoding="StarMath 5.0">h=( b-a )over 10</annotation>
  </semantics>
</math>
</file>

<file path=Object 4/content.xml><?xml version="1.0" encoding="utf-8"?>
<math xmlns="http://www.w3.org/1998/Math/MathML" display="block">
  <semantics>
    <mrow>
      <msub>
        <mi>H</mi>
        <mi>N</mi>
      </msub>
      <mo stretchy="false">=</mo>
      <mfrac>
        <mi>x</mi>
        <mi>N</mi>
      </mfrac>
    </mrow>
    <annotation encoding="StarMath 5.0">H_N =x over N</annotation>
  </semantics>
</math>
</file>

<file path=Object 5/content.xml><?xml version="1.0" encoding="utf-8"?>
<math xmlns="http://www.w3.org/1998/Math/MathML" display="block">
  <semantics>
    <mrow>
      <mi mathvariant="normal">ε</mi>
      <mo stretchy="false">=</mo>
      <msup>
        <mn>10</mn>
        <mrow>
          <mo stretchy="false">−</mo>
          <mn>4</mn>
        </mrow>
      </msup>
    </mrow>
    <annotation encoding="StarMath 5.0">%ivarepsilon=10^{ -4 }</annotation>
  </semantics>
</math>
</file>

<file path=Object 6/content.xml><?xml version="1.0" encoding="utf-8"?>
<math xmlns="http://www.w3.org/1998/Math/MathML" display="block">
  <semantics>
    <mrow>
      <mrow>
        <mo fence="true" stretchy="true">|</mo>
        <mrow>
          <mrow>
            <msub>
              <mi>C</mi>
              <mi>N</mi>
            </msub>
            <mo stretchy="false">−</mo>
            <msub>
              <mi>C</mi>
              <mrow>
                <mn>2</mn>
                <mi>N</mi>
              </mrow>
            </msub>
          </mrow>
        </mrow>
        <mo fence="true" stretchy="true">|</mo>
      </mrow>
      <mo stretchy="false">&lt;</mo>
      <mi mathvariant="normal">ε</mi>
    </mrow>
    <annotation encoding="StarMath 5.0">left lline   C_N-C_{2N} right rline&lt; %ivarepsilon</annotation>
  </semantics>
</math>
</file>

<file path=Object 7/content.xml><?xml version="1.0" encoding="utf-8"?>
<math xmlns="http://www.w3.org/1998/Math/MathML" display="block">
  <semantics>
    <msub>
      <mi>C</mi>
      <mi>N</mi>
    </msub>
    <annotation encoding="StarMath 5.0">C_N</annotation>
  </semantics>
</math>
</file>

<file path=Object 8/content.xml><?xml version="1.0" encoding="utf-8"?>
<math xmlns="http://www.w3.org/1998/Math/MathML" display="block">
  <semantics>
    <msub>
      <mi>C</mi>
      <mrow>
        <mn>2</mn>
        <mi>N</mi>
      </mrow>
    </msub>
    <annotation encoding="StarMath 5.0">C_2N</annotation>
  </semantics>
</math>
</file>

<file path=Object 9/content.xml><?xml version="1.0" encoding="utf-8"?>
<math xmlns="http://www.w3.org/1998/Math/MathML" display="block">
  <semantics>
    <mrow>
      <mrow>
        <mi>J</mi>
        <mo stretchy="false">=</mo>
        <mrow>
          <munderover>
            <mo stretchy="false">∫</mo>
            <mi>a</mi>
            <mi>b</mi>
          </munderover>
          <mi>f</mi>
        </mrow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o fence="true" stretchy="false">(</mo>
          <mrow>
            <mrow>
              <mi>b</mi>
              <mo stretchy="false">−</mo>
              <mi>a</mi>
            </mrow>
          </mrow>
          <mo fence="true" stretchy="false">)</mo>
        </mrow>
      </mrow>
      <mi>f</mi>
      <mrow>
        <mrow>
          <mo fence="true" stretchy="false">(</mo>
          <mrow>
            <mi>a</mi>
          </mrow>
          <mo fence="true" stretchy="false">)</mo>
        </mrow>
        <mo stretchy="false">+</mo>
        <mi>R</mi>
      </mrow>
      <mrow>
        <mo fence="true" stretchy="false">(</mo>
        <mrow>
          <mi>f</mi>
        </mrow>
        <mo fence="true" stretchy="false">)</mo>
      </mrow>
    </mrow>
    <annotation encoding="StarMath 5.0">J=int from { a } to { b }f( x ) dx  =  ( b-a )f( a )+R( f )</annotation>
  </semantics>
</math>
</file>